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2C62EEA31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aef86" officeooo:paragraph-rsid="000aef8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valeur_outilnom"/>
        <text:user-field-decl office:value-type="string" office:string-value="" text:name="valeur_finaliteprincipale"/>
      </text:user-field-decls>
      <text:p text:style-name="Standard"/>
      <text:p text:style-name="P1"><draw:frame draw:style-name="fr1" draw:name="Image1" text:anchor-type="paragraph" svg:width="2.54cm" svg:height="2.54cm" draw:z-index="0"><draw:image xlink:href="Pictures/100000000000012C0000012C62EEA31F.jpg" xlink:type="simple" xlink:show="embed" xlink:actuate="onLoad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2"><text:user-field-get text:name="valeur_outilnom"/></text:p>
      <text:p text:style-name="Standard"/>
      <text:p text:style-name="P3">Finalité principale : <text:user-field-get text:name="valeur_finaliteprincipale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50:07.790254000</meta:creation-date>
    <meta:generator>LibreOffice/4.4.3.2$MacOSX_X86_64 LibreOffice_project/88805f81e9fe61362df02b9941de8e38a9b5fd16</meta:generator>
    <dc:date>2015-06-17T16:31:34.951172000</dc:date>
    <meta:editing-duration>PT36M34S</meta:editing-duration>
    <meta:editing-cycles>4</meta:editing-cycles>
    <meta:document-statistic meta:table-count="0" meta:image-count="1" meta:object-count="0" meta:page-count="1" meta:paragraph-count="2" meta:word-count="3" meta:character-count="22" meta:non-whitespace-character-count="19"/>
  </office:meta>
</office:document-meta>
</file>